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36pt" officeooo:rsid="000e2427" officeooo:paragraph-rsid="000e2427" style:font-size-asian="31.5pt" style:font-size-complex="36pt"/>
    </style:style>
    <style:style style:name="P2" style:family="paragraph" style:parent-style-name="Standard">
      <style:paragraph-properties fo:text-align="center" style:justify-single-word="false"/>
      <style:text-properties fo:font-size="36pt" officeooo:rsid="000e2427" officeooo:paragraph-rsid="000e2427" style:font-size-asian="31.5pt" style:font-size-complex="36pt"/>
    </style:style>
    <style:style style:name="P3" style:family="paragraph" style:parent-style-name="Standard">
      <style:paragraph-properties fo:text-align="end" style:justify-single-word="false"/>
      <style:text-properties fo:font-size="20pt" officeooo:rsid="000e2427" officeooo:paragraph-rsid="000e2427" style:font-size-asian="20pt" style:font-size-complex="20pt"/>
    </style:style>
    <style:style style:name="P4" style:family="paragraph" style:parent-style-name="Standard">
      <style:paragraph-properties fo:text-align="start" style:justify-single-word="false"/>
      <style:text-properties fo:font-size="20pt" fo:font-weight="bold" officeooo:rsid="000e2427" officeooo:paragraph-rsid="000e2427" style:font-size-asian="20pt" style:font-weight-asian="bold" style:font-size-complex="20pt" style:font-weight-complex="bold"/>
    </style:style>
    <style:style style:name="P5" style:family="paragraph" style:parent-style-name="Standard">
      <style:paragraph-properties fo:text-align="start" style:justify-single-word="false"/>
      <style:text-properties fo:font-size="20pt" fo:font-weight="normal" officeooo:rsid="00115925" officeooo:paragraph-rsid="00115925" style:font-size-asian="20pt" style:font-weight-asian="normal" style:font-size-complex="20pt" style:font-weight-complex="normal"/>
    </style:style>
    <style:style style:name="P6" style:family="paragraph" style:parent-style-name="Standard">
      <style:paragraph-properties fo:text-align="start" style:justify-single-word="false"/>
      <style:text-properties fo:font-size="20pt" fo:font-weight="normal" officeooo:rsid="00115925" officeooo:paragraph-rsid="0011e753" style:font-size-asian="20pt" style:font-weight-asian="normal" style:font-size-complex="20pt" style:font-weight-complex="normal"/>
    </style:style>
    <style:style style:name="P7" style:family="paragraph" style:parent-style-name="Standard">
      <style:paragraph-properties fo:text-align="start" style:justify-single-word="false"/>
      <style:text-properties fo:font-size="20pt" fo:font-weight="normal" officeooo:rsid="0011e753" officeooo:paragraph-rsid="0011e753" style:font-size-asian="20pt" style:font-weight-asian="normal" style:font-size-complex="20pt" style:font-weight-complex="normal"/>
    </style:style>
    <style:style style:name="P8" style:family="paragraph" style:parent-style-name="Standard">
      <style:paragraph-properties fo:text-align="start" style:justify-single-word="false"/>
      <style:text-properties fo:font-size="20pt" fo:font-weight="normal" officeooo:rsid="0011e753" officeooo:paragraph-rsid="00123b29" style:font-size-asian="20pt" style:font-weight-asian="normal" style:font-size-complex="20pt" style:font-weight-complex="normal"/>
    </style:style>
    <style:style style:name="P9" style:family="paragraph" style:parent-style-name="Standard">
      <style:paragraph-properties fo:text-align="start" style:justify-single-word="false"/>
      <style:text-properties officeooo:paragraph-rsid="000e2427"/>
    </style:style>
    <style:style style:name="P10" style:family="paragraph" style:parent-style-name="Standard">
      <style:paragraph-properties fo:text-align="start" style:justify-single-word="false"/>
      <style:text-properties officeooo:paragraph-rsid="00115925"/>
    </style:style>
    <style:style style:name="P11" style:family="paragraph" style:parent-style-name="Standard">
      <style:paragraph-properties fo:text-align="start" style:justify-single-word="false"/>
      <style:text-properties fo:font-weight="normal" officeooo:rsid="000ffbc0" officeooo:paragraph-rsid="000ffbc0" style:font-weight-asian="normal" style:font-weight-complex="normal"/>
    </style:style>
    <style:style style:name="P12" style:family="paragraph" style:parent-style-name="Standard">
      <style:paragraph-properties fo:text-align="start" style:justify-single-word="false"/>
      <style:text-properties fo:font-weight="normal" officeooo:rsid="00115925" officeooo:paragraph-rsid="00115925" style:font-weight-asian="normal" style:font-weight-complex="normal"/>
    </style:style>
    <style:style style:name="P13" style:family="paragraph" style:parent-style-name="Standard">
      <style:paragraph-properties fo:text-align="start" style:justify-single-word="false"/>
      <style:text-properties fo:font-weight="bold" officeooo:rsid="000ffbc0" officeooo:paragraph-rsid="000ffbc0" style:font-weight-asian="bold" style:font-weight-complex="bold"/>
    </style:style>
    <style:style style:name="P14" style:family="paragraph" style:parent-style-name="Standard">
      <style:paragraph-properties fo:text-align="start" style:justify-single-word="false"/>
      <style:text-properties fo:font-weight="bold" officeooo:rsid="00115925" officeooo:paragraph-rsid="00115925" style:font-weight-asian="bold" style:font-weight-complex="bold"/>
    </style:style>
    <style:style style:name="P15" style:family="paragraph" style:parent-style-name="Text_20_body">
      <style:text-properties fo:font-size="20pt" fo:font-weight="normal" officeooo:rsid="00115925" officeooo:paragraph-rsid="00123b29" style:font-size-asian="20pt" style:font-weight-asian="normal" style:font-size-complex="20pt" style:font-weight-complex="normal"/>
    </style:style>
    <style:style style:name="P16" style:family="paragraph" style:parent-style-name="Text_20_body">
      <style:text-properties officeooo:paragraph-rsid="0011e753"/>
    </style:style>
    <style:style style:name="P17" style:family="paragraph" style:parent-style-name="Text_20_body">
      <style:text-properties officeooo:paragraph-rsid="00123b29"/>
    </style:style>
    <style:style style:name="T1" style:family="text">
      <style:text-properties style:text-position="super 58%"/>
    </style:style>
    <style:style style:name="T2" style:family="text">
      <style:text-properties fo:font-size="20pt" fo:font-weight="normal" officeooo:rsid="000e2427" style:font-size-asian="20pt" style:font-weight-asian="normal" style:font-size-complex="20pt" style:font-weight-complex="normal"/>
    </style:style>
    <style:style style:name="T3" style:family="text">
      <style:text-properties fo:font-size="20pt" fo:font-weight="normal" officeooo:rsid="00115925" style:font-size-asian="20pt" style:font-weight-asian="normal" style:font-size-complex="20pt" style:font-weight-complex="normal"/>
    </style:style>
    <style:style style:name="T4" style:family="text">
      <style:text-properties fo:font-size="20pt" fo:font-weight="normal" officeooo:rsid="0011e753" style:font-size-asian="20pt" style:font-weight-asian="normal" style:font-size-complex="20pt" style:font-weight-complex="normal"/>
    </style:style>
    <style:style style:name="T5" style:family="text">
      <style:text-properties fo:font-size="20pt" fo:font-weight="normal" officeooo:rsid="00123b29" style:font-size-asian="20pt" style:font-weight-asian="normal" style:font-size-complex="20pt" style:font-weight-complex="normal"/>
    </style:style>
    <style:style style:name="T6" style:family="text">
      <style:text-properties fo:font-size="20pt" style:font-size-asian="20pt" style:font-size-complex="20pt"/>
    </style:style>
    <style:style style:name="T7" style:family="text">
      <style:text-properties fo:font-size="20pt" officeooo:rsid="000ffbc0" style:font-size-asian="20pt" style:font-size-complex="20pt"/>
    </style:style>
    <style:style style:name="T8" style:family="text">
      <style:text-properties fo:font-size="20pt" officeooo:rsid="00115925" style:font-size-asian="20pt" style:font-size-complex="20pt"/>
    </style:style>
    <style:style style:name="T9" style:family="text">
      <style:text-properties officeooo:rsid="0011e753"/>
    </style:style>
    <style:style style:name="T10" style:family="text">
      <style:text-properties fo:font-weight="bold" style:font-weight-asian="bold" style:font-weight-complex="bold"/>
    </style:style>
    <style:style style:name="T11" style:family="text">
      <style:text-properties fo:font-weight="bold" officeooo:rsid="00123b29" style:font-weight-asian="bold" style:font-weight-complex="bold"/>
    </style:style>
    <style:style style:name="T12" style:family="text">
      <style:text-properties fo:font-weight="bold" officeooo:rsid="0011e753" style:font-weight-asian="bold" style:font-weight-complex="bold"/>
    </style:style>
    <style:style style:name="T13" style:family="text">
      <style:text-properties loext:padding="0.049cm" loext:border="0.06pt solid #d9d9e3"/>
    </style:style>
    <text:list-style style:name="L1">
      <text:list-level-style-number text:level="1" text:style-name="Numbering_20_Symbols" style:num-suffix="." style:num-format="1">
        <style:list-level-properties text:space-before="1.383cm" text:min-label-width="0.499cm"/>
      </text:list-level-style-number>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2">
      <text:list-level-style-number text:level="1" text:style-name="Numbering_20_Symbols" style:num-suffix="." style:num-format="1" text:start-value="1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2">FLYTBASE ASSIGNMENT</text:p>
      <text:p text:style-name="P2"/>
      <text:p text:style-name="P2"/>
      <text:p text:style-name="P2"/>
      <text:p text:style-name="P2"/>
      <text:p text:style-name="P3"/>
      <text:p text:style-name="P3">Submission By: Yazid Marzuk</text:p>
      <text:p text:style-name="P3">Date: July 19<text:span text:style-name="T1">th</text:span> 2023</text:p>
      <text:p text:style-name="P3"/>
      <text:p text:style-name="P3"/>
      <text:p text:style-name="P3"/>
      <text:p text:style-name="P3"/>
      <text:p text:style-name="P3"/>
      <text:p text:style-name="P4"><text:soft-page-break/>Goal 1: </text:p>
      <text:p text:style-name="P9"><text:span text:style-name="T2">The objective of the goal was to make the turtle reach a point specified by the user. The turtlesim_node interface is divided into cartesian coordinates. (0,0) bottom left and (11,11) top right corner. <text:s/>To achieve the motion of the turtle from one point to another, we have defined constants of P(kp), I(ki) and D(kd). The errors are calculated using a feedback loop. Using the errors and the PID Values, the velocity is calculated and pubished to </text:span><text:span text:style-name="T6">‘/turtle1/cmd_vel’ <text:s/></text:span><text:span text:style-name="T7">topic. </text:span></text:p>
      <text:p text:style-name="P9"><text:span text:style-name="T7"/></text:p>
      <text:p text:style-name="P9"><text:span text:style-name="T7"/></text:p>
      <text:p text:style-name="P13"><text:span text:style-name="T6">Goal 2: </text:span></text:p>
      <text:p text:style-name="P11"><text:span text:style-name="T6">The Goal requires us to make the turtle move in a grid like formation. So we define the corner points of the grid that the turtle needs to travel. Then make the turtle travel to each of the grid points using the velocity calculation algorithm used in Goal 1. With addition to that </text:span><text:span text:style-name="T8">the acceleration and deceleration is limited using another function. The Velocity is increased in steps. And each step is checked with time so that it does not increase more than the specified acceleration. Thus acceleration control is achieved</text:span></text:p>
      <text:p text:style-name="P11"><text:span text:style-name="T8"/></text:p>
      <text:p text:style-name="P12"><text:span text:style-name="T6">Grid Formation: </text:span></text:p>
      <text:p text:style-name="P12"><text:span text:style-name="T6">1. Go to starting position as fast as possible.</text:span></text:p>
      <text:p text:style-name="P12"><text:span text:style-name="T6">2. Grid Points are declared which is travelled to by the turtle one after the other.</text:span></text:p>
      <text:p text:style-name="P12"><text:span text:style-name="T6">3. The Turtle Orientation is changed after it reaches a location by the specified <text:s/>angle.</text:span></text:p>
      <text:p text:style-name="P12"><text:span text:style-name="T6">4. The grid points declared specify the x, y <text:s/>and angle of the turtle.</text:span></text:p>
      <text:p text:style-name="P10"><text:soft-page-break/><text:span text:style-name="T3">5. The turtle comes to the initial point after the last grid point and restarts the process. </text:span></text:p>
      <text:p text:style-name="P11"><text:span text:style-name="T8"/></text:p>
      <text:p text:style-name="P14"><text:span text:style-name="T6">Goal 3:</text:span></text:p>
      <text:p text:style-name="P5"><text:span text:style-name="T9">1. </text:span>The radius and velocity of the turtle is given. </text:p>
      <text:p text:style-name="P5"><text:span text:style-name="T9">2. </text:span>The velocity of the turtle is increased in steps like in Goal2. </text:p>
      <text:p text:style-name="P6"><text:span text:style-name="T9">3. </text:span>rt_real_pose <text:span text:style-name="T9">is publised with the actual pose of the robot every 5 sec.</text:span></text:p>
      <text:p text:style-name="P6"><text:span text:style-name="T9">4. </text:span>rt_noisy_pose <text:span text:style-name="T9">is published with actual pose added with guassian noise generated using the random module of python</text:span>.</text:p>
      <text:p text:style-name="P6"/>
      <text:p text:style-name="P7"><text:span text:style-name="T10">Goal 4:</text:span></text:p>
      <text:p text:style-name="P16"><text:span text:style-name="T3">Launch the </text:span><text:span text:style-name="Source_20_Text"><text:span text:style-name="T3">turtlesim_node</text:span></text:span><text:span text:style-name="T3"> with one turtle to begin the chase.</text:span></text:p>
      <text:p text:style-name="P16"><text:span text:style-name="T4">1. </text:span><text:span text:style-name="T3">Use the </text:span><text:span text:style-name="Source_20_Text"><text:span text:style-name="T3">circle</text:span></text:span><text:span text:style-name="T3"> function from Goal 3 to initiate the circling motion of the 'Robber Turtle'.</text:span></text:p>
      <text:p text:style-name="P16"><text:span text:style-name="T4">2. </text:span><text:span text:style-name="T3">Launch the </text:span><text:span text:style-name="Source_20_Text"><text:span text:style-name="T3">turtlespawn</text:span></text:span><text:span text:style-name="T3"> node with a 10-second delay. After the delay, call the </text:span><text:span text:style-name="Source_20_Text"><text:span text:style-name="T3">spawn</text:span></text:span><text:span text:style-name="T3"> service with random values to spawn another turtle named 'turtle2'.</text:span></text:p>
      <text:p text:style-name="P16"><text:span text:style-name="T4">3. </text:span><text:span text:style-name="T3">Launch the </text:span><text:span text:style-name="Source_20_Text"><text:span text:style-name="T3">chase_limit_accel</text:span></text:span><text:span text:style-name="T3"> node. The node subscribes to </text:span><text:span text:style-name="Source_20_Text"><text:span text:style-name="T3">rt_real_pose</text:span></text:span><text:span text:style-name="T3"> and waits for 5 seconds before receiving its first goal position.</text:span></text:p>
      <text:p text:style-name="P16"><text:span text:style-name="T4">4. </text:span><text:span text:style-name="T3">the chase </text:span><text:span text:style-name="T4">is </text:span><text:span text:style-name="T3">considered complete when the turtles were </text:span><text:span text:style-name="T4">3 </text:span><text:span text:style-name="T3">units apart</text:span></text:p>
      <text:p text:style-name="P16"><text:soft-page-break/><text:span text:style-name="T5">5</text:span><text:span text:style-name="T4">. The problem is sometimes the random turtle is generated already within 3 units of the ‘Robber Turtle’ which results in no motion. </text:span></text:p>
      <text:p text:style-name="P16"><text:span text:style-name="T5">6</text:span><text:span text:style-name="T4">. </text:span><text:span text:style-name="T3">The speed of the </text:span><text:span text:style-name="T4">PT </text:span><text:span text:style-name="T3">determines how far apart they will be when the next </text:span><text:span text:style-name="Source_20_Text"><text:span text:style-name="T3">rt_real_pose</text:span></text:span><text:span text:style-name="T3"> comes in.</text:span></text:p>
      <text:p text:style-name="P16"><text:span text:style-name="T5">7</text:span><text:span text:style-name="T4">. </text:span><text:span text:style-name="T3">The size of the circle plays a role as a smaller circle will complete the chase quickly if PT is fast enough.</text:span></text:p>
      <text:p text:style-name="Standard"><text:s/></text:p>
      <text:p text:style-name="P8"><text:span text:style-name="T10">Goal </text:span><text:span text:style-name="T11">5</text:span><text:span text:style-name="T10">:</text:span></text:p>
      <text:p text:style-name="P15"><text:span text:style-name="T12"/></text:p>
      <text:p text:style-name="P15">Due to the greater velocity of PT (Pursuer Turtle), it will always gain on RT (Robber Turtle) even in small increments, as PT reaches RT's last location quickly and RT does not move far from that location.</text:p>
      <text:p text:style-name="P15">If PT reaches a location where RT has been before, RT would have traveled a greater distance than what PT can catch, making it uncertain if PT will catch up in this case.</text:p>
      <text:p text:style-name="P15">However, for a circular path, the RT periodically returns to previously visited locations, and the velocity gradients of PT and RT have the effect of closing the gap between them.</text:p>
      <text:p text:style-name="P15">The video demonstrates this behavior, where the velocity of RT is 2 and PT is limited to 1.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7-19T00:45:06.514138181</meta:creation-date>
    <dc:date>2023-07-19T03:33:50.723200053</dc:date>
    <meta:editing-duration>PT1H34M22S</meta:editing-duration>
    <meta:editing-cycles>1</meta:editing-cycles>
    <meta:document-statistic meta:table-count="0" meta:image-count="0" meta:object-count="0" meta:page-count="4" meta:paragraph-count="33" meta:word-count="586" meta:character-count="3319" meta:non-whitespace-character-count="2751"/>
    <meta:generator>LibreOffice/6.4.7.2$Linux_X86_64 LibreOffice_project/40$Build-2</meta:generator>
  </office:meta>
</office:document-meta>
</file>